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305c96" officeooo:paragraph-rsid="00305c96"/>
    </style:style>
    <style:style style:name="P2" style:family="paragraph" style:parent-style-name="Text_20_body">
      <style:paragraph-properties fo:text-align="start" style:justify-single-word="false"/>
      <style:text-properties style:text-underline-style="none" officeooo:rsid="001fb5b6" officeooo:paragraph-rsid="000030d7"/>
    </style:style>
    <style:style style:name="P3" style:family="paragraph" style:parent-style-name="Text_20_body">
      <style:paragraph-properties fo:text-align="start" style:justify-single-word="false"/>
      <style:text-properties style:text-underline-style="none" officeooo:paragraph-rsid="000030d7"/>
    </style:style>
    <style:style style:name="P4" style:family="paragraph" style:parent-style-name="Text_20_body">
      <style:text-properties style:text-underline-style="none" officeooo:paragraph-rsid="000030d7"/>
    </style:style>
    <style:style style:name="P5" style:family="paragraph" style:parent-style-name="Text_20_body">
      <style:text-properties style:text-underline-style="none" officeooo:rsid="00211fc5" officeooo:paragraph-rsid="000030d7"/>
    </style:style>
    <style:style style:name="P6" style:family="paragraph" style:parent-style-name="Text_20_body">
      <style:text-properties officeooo:rsid="0000cfeb" officeooo:paragraph-rsid="0000cfeb"/>
    </style:style>
    <style:style style:name="P7" style:family="paragraph" style:parent-style-name="Text_20_body">
      <style:text-properties officeooo:rsid="000b3055" officeooo:paragraph-rsid="000b3055"/>
    </style:style>
    <style:style style:name="P8" style:family="paragraph" style:parent-style-name="Text_20_body">
      <style:text-properties officeooo:rsid="001bb38b" officeooo:paragraph-rsid="001bb38b"/>
    </style:style>
    <style:style style:name="P9" style:family="paragraph" style:parent-style-name="Text_20_body">
      <style:text-properties officeooo:rsid="001bb38b" officeooo:paragraph-rsid="0030683a"/>
    </style:style>
    <style:style style:name="P10" style:family="paragraph" style:parent-style-name="Text_20_body">
      <style:text-properties officeooo:rsid="001ca3d9" officeooo:paragraph-rsid="001ca3d9"/>
    </style:style>
    <style:style style:name="P11" style:family="paragraph" style:parent-style-name="Text_20_body">
      <style:text-properties officeooo:rsid="001ff9c7" officeooo:paragraph-rsid="001ff9c7"/>
    </style:style>
    <style:style style:name="P12" style:family="paragraph" style:parent-style-name="Text_20_body">
      <style:text-properties officeooo:rsid="0022f463" officeooo:paragraph-rsid="002c1566"/>
    </style:style>
    <style:style style:name="P13" style:family="paragraph" style:parent-style-name="Text_20_body">
      <style:text-properties officeooo:rsid="0022f463" officeooo:paragraph-rsid="00305c96"/>
    </style:style>
    <style:style style:name="P14" style:family="paragraph" style:parent-style-name="Text_20_body">
      <style:text-properties fo:language="de" fo:country="DE" officeooo:paragraph-rsid="002c1566"/>
    </style:style>
    <style:style style:name="P15" style:family="paragraph" style:parent-style-name="Text_20_body">
      <style:text-properties officeooo:rsid="000de560" officeooo:paragraph-rsid="002f4720"/>
    </style:style>
    <style:style style:name="P16" style:family="paragraph" style:parent-style-name="Text_20_body">
      <style:text-properties officeooo:rsid="0008628c" officeooo:paragraph-rsid="00305c96"/>
    </style:style>
    <style:style style:name="P17" style:family="paragraph" style:parent-style-name="Text_20_body">
      <style:text-properties officeooo:rsid="0017e0c1" officeooo:paragraph-rsid="00305c96"/>
    </style:style>
    <style:style style:name="P18" style:family="paragraph" style:parent-style-name="Text_20_body">
      <style:text-properties officeooo:paragraph-rsid="0030683a"/>
    </style:style>
    <style:style style:name="P19" style:family="paragraph" style:parent-style-name="Title">
      <style:text-properties style:text-underline-style="none" officeooo:paragraph-rsid="000030d7"/>
    </style:style>
    <style:style style:name="P20" style:family="paragraph" style:parent-style-name="Title">
      <style:text-properties fo:font-size="20pt" fo:font-weight="normal" officeooo:paragraph-rsid="000030d7" style:font-size-asian="20pt" style:font-weight-asian="normal" style:font-size-complex="20pt" style:font-weight-complex="normal"/>
    </style:style>
    <style:style style:name="P21" style:family="paragraph" style:parent-style-name="Title">
      <style:text-properties fo:font-size="20pt" fo:font-weight="normal" officeooo:rsid="00211fc5" officeooo:paragraph-rsid="000030d7" style:font-size-asian="20pt" style:font-weight-asian="normal" style:font-size-complex="20pt" style:font-weight-complex="normal"/>
    </style:style>
    <style:style style:name="P22" style:family="paragraph" style:parent-style-name="Title">
      <style:text-properties officeooo:paragraph-rsid="000030d7"/>
    </style:style>
    <style:style style:name="P23" style:family="paragraph" style:parent-style-name="Standard" style:list-style-name="L5">
      <style:text-properties officeooo:rsid="0019f03e" officeooo:paragraph-rsid="000030d7"/>
    </style:style>
    <style:style style:name="P24" style:family="paragraph" style:parent-style-name="Standard" style:list-style-name="L5">
      <style:text-properties officeooo:rsid="001b50c4" officeooo:paragraph-rsid="000030d7"/>
    </style:style>
    <style:style style:name="P25" style:family="paragraph" style:parent-style-name="Standard" style:list-style-name="L5">
      <style:text-properties officeooo:rsid="001cf022" officeooo:paragraph-rsid="000030d7"/>
    </style:style>
    <style:style style:name="P26" style:family="paragraph" style:parent-style-name="Standard" style:list-style-name="L5">
      <style:text-properties officeooo:rsid="001da61f" officeooo:paragraph-rsid="000030d7"/>
    </style:style>
    <style:style style:name="P27" style:family="paragraph" style:parent-style-name="Standard" style:list-style-name="L5">
      <style:text-properties officeooo:rsid="001f1746" officeooo:paragraph-rsid="000030d7"/>
    </style:style>
    <style:style style:name="P28" style:family="paragraph" style:parent-style-name="Standard" style:list-style-name="L5">
      <style:text-properties officeooo:rsid="001fb5b6" officeooo:paragraph-rsid="000030d7"/>
    </style:style>
    <style:style style:name="P29" style:family="paragraph" style:parent-style-name="Text_20_body">
      <style:text-properties fo:language="de" fo:country="DE" officeooo:rsid="002de3a5" officeooo:paragraph-rsid="002de3a5"/>
    </style:style>
    <style:style style:name="P30" style:family="paragraph" style:parent-style-name="Text_20_body" style:list-style-name="L1">
      <style:text-properties officeooo:rsid="001d9064" officeooo:paragraph-rsid="003c33ad"/>
    </style:style>
    <style:style style:name="P31" style:family="paragraph" style:parent-style-name="Text_20_body" style:list-style-name="L1">
      <style:text-properties officeooo:rsid="001e2897" officeooo:paragraph-rsid="001e2897"/>
    </style:style>
    <style:style style:name="P32" style:family="paragraph" style:parent-style-name="Text_20_body">
      <style:text-properties officeooo:rsid="001e2897" officeooo:paragraph-rsid="003f3ba8"/>
    </style:style>
    <style:style style:name="P33" style:family="paragraph" style:parent-style-name="Text_20_body" style:list-style-name="L2">
      <style:text-properties officeooo:rsid="00240ebb" officeooo:paragraph-rsid="003f3ba8"/>
    </style:style>
    <style:style style:name="P34" style:family="paragraph" style:parent-style-name="Text_20_body">
      <style:text-properties officeooo:rsid="00240ebb" officeooo:paragraph-rsid="003f3ba8"/>
    </style:style>
    <style:style style:name="P35" style:family="paragraph" style:parent-style-name="Text_20_body">
      <style:text-properties officeooo:rsid="00240ebb" officeooo:paragraph-rsid="004351cf"/>
    </style:style>
    <style:style style:name="P36" style:family="paragraph" style:parent-style-name="Text_20_body">
      <style:text-properties officeooo:rsid="00259582" officeooo:paragraph-rsid="003f3ba8"/>
    </style:style>
    <style:style style:name="P37" style:family="paragraph" style:parent-style-name="Text_20_body" style:list-style-name="L4">
      <style:text-properties officeooo:rsid="0021bf89" officeooo:paragraph-rsid="000030d7"/>
    </style:style>
    <style:style style:name="P38" style:family="paragraph" style:parent-style-name="Text_20_body" style:list-style-name="L4">
      <style:text-properties officeooo:rsid="0022f463" officeooo:paragraph-rsid="000030d7"/>
    </style:style>
    <style:style style:name="P39" style:family="paragraph" style:parent-style-name="Text_20_body">
      <style:text-properties officeooo:rsid="0001197b" officeooo:paragraph-rsid="0001197b"/>
    </style:style>
    <style:style style:name="P40" style:family="paragraph" style:parent-style-name="Text_20_body">
      <style:text-properties officeooo:rsid="0001197b" officeooo:paragraph-rsid="0031f28d"/>
    </style:style>
    <style:style style:name="P41" style:family="paragraph" style:parent-style-name="Text_20_body">
      <style:text-properties officeooo:rsid="0001197b" officeooo:paragraph-rsid="00333b3f"/>
    </style:style>
    <style:style style:name="P42" style:family="paragraph" style:parent-style-name="Text_20_body">
      <style:text-properties officeooo:rsid="0031f28d" officeooo:paragraph-rsid="0031f28d"/>
    </style:style>
    <style:style style:name="P43" style:family="paragraph" style:parent-style-name="Text_20_body">
      <style:text-properties officeooo:rsid="00333b3f" officeooo:paragraph-rsid="00333b3f"/>
    </style:style>
    <style:style style:name="P44" style:family="paragraph" style:parent-style-name="Text_20_body">
      <style:text-properties officeooo:rsid="000989c0" officeooo:paragraph-rsid="003505b6"/>
    </style:style>
    <style:style style:name="P45" style:family="paragraph" style:parent-style-name="Text_20_body">
      <style:text-properties officeooo:paragraph-rsid="000989c0"/>
    </style:style>
    <style:style style:name="P46" style:family="paragraph" style:parent-style-name="Text_20_body">
      <style:text-properties officeooo:rsid="001939ed" officeooo:paragraph-rsid="003560a7"/>
    </style:style>
    <style:style style:name="P47" style:family="paragraph" style:parent-style-name="Text_20_body">
      <style:text-properties officeooo:rsid="001939ed" officeooo:paragraph-rsid="003f3ba8"/>
    </style:style>
    <style:style style:name="P48" style:family="paragraph" style:parent-style-name="Text_20_body">
      <style:text-properties officeooo:rsid="003560a7" officeooo:paragraph-rsid="003560a7"/>
    </style:style>
    <style:style style:name="P49" style:family="paragraph" style:parent-style-name="Text_20_body">
      <style:text-properties officeooo:rsid="00150eaa" officeooo:paragraph-rsid="0038dea6"/>
    </style:style>
    <style:style style:name="P50" style:family="paragraph" style:parent-style-name="Text_20_body">
      <style:text-properties officeooo:rsid="001acedb" officeooo:paragraph-rsid="001acedb"/>
    </style:style>
    <style:style style:name="P51" style:family="paragraph" style:parent-style-name="Text_20_body">
      <style:text-properties officeooo:rsid="00147c6f" officeooo:paragraph-rsid="0038dea6"/>
    </style:style>
    <style:style style:name="P52" style:family="paragraph" style:parent-style-name="Text_20_body" style:list-style-name="L1">
      <style:text-properties officeooo:rsid="003c33ad" officeooo:paragraph-rsid="003c33ad"/>
    </style:style>
    <style:style style:name="P53" style:family="paragraph" style:parent-style-name="Text_20_body">
      <style:text-properties officeooo:rsid="003fad1a" officeooo:paragraph-rsid="003fad1a"/>
    </style:style>
    <style:style style:name="P54" style:family="paragraph" style:parent-style-name="Text_20_body" style:list-style-name="L4">
      <style:text-properties officeooo:rsid="003fad1a" officeooo:paragraph-rsid="003fad1a"/>
    </style:style>
    <style:style style:name="P55" style:family="paragraph" style:parent-style-name="Text_20_body" style:list-style-name="L4">
      <style:text-properties officeooo:rsid="00415c54" officeooo:paragraph-rsid="00415c54"/>
    </style:style>
    <style:style style:name="P56" style:family="paragraph" style:parent-style-name="Text_20_body">
      <style:text-properties officeooo:rsid="00415c54" officeooo:paragraph-rsid="00415c54"/>
    </style:style>
    <style:style style:name="P57" style:family="paragraph" style:parent-style-name="Text_20_body">
      <style:text-properties officeooo:rsid="0020051e" officeooo:paragraph-rsid="0020051e"/>
    </style:style>
    <style:style style:name="P58" style:family="paragraph" style:parent-style-name="Text_20_body">
      <style:text-properties officeooo:rsid="004351cf" officeooo:paragraph-rsid="004351cf"/>
    </style:style>
    <style:style style:name="P59" style:family="paragraph" style:parent-style-name="Text_20_body" style:list-style-name="L4">
      <style:text-properties officeooo:rsid="004351cf" officeooo:paragraph-rsid="004351cf"/>
    </style:style>
    <style:style style:name="P60" style:family="paragraph" style:parent-style-name="Text_20_body">
      <style:text-properties officeooo:rsid="00214a85" officeooo:paragraph-rsid="00214a85"/>
    </style:style>
    <style:style style:name="P61" style:family="paragraph" style:parent-style-name="Text_20_body">
      <style:text-properties officeooo:rsid="00441bb9" officeooo:paragraph-rsid="00441bb9"/>
    </style:style>
    <style:style style:name="P62" style:family="paragraph" style:parent-style-name="Text_20_body" style:list-style-name="L7">
      <style:text-properties officeooo:rsid="0045281d" officeooo:paragraph-rsid="0045281d"/>
    </style:style>
    <style:style style:name="P63" style:family="paragraph" style:parent-style-name="Text_20_body" style:list-style-name="L4">
      <style:text-properties officeooo:rsid="00458b9b" officeooo:paragraph-rsid="00458b9b"/>
    </style:style>
    <style:style style:name="P64" style:family="paragraph" style:parent-style-name="Text_20_body" style:list-style-name="L4">
      <style:text-properties officeooo:rsid="0045bca5" officeooo:paragraph-rsid="0045bca5"/>
    </style:style>
    <style:style style:name="P65" style:family="paragraph" style:parent-style-name="Text_20_body">
      <style:text-properties officeooo:rsid="0045bca5" officeooo:paragraph-rsid="0045bca5"/>
    </style:style>
    <style:style style:name="P66" style:family="paragraph" style:parent-style-name="Text_20_body" style:list-style-name="L9" style:master-page-name="">
      <style:paragraph-properties fo:margin-top="0in" fo:margin-bottom="0.0835in" loext:contextual-spacing="false" style:page-number="auto"/>
      <style:text-properties officeooo:paragraph-rsid="0045bca5"/>
    </style:style>
    <style:style style:name="P67" style:family="paragraph" style:parent-style-name="Text_20_body" style:list-style-name="L9">
      <style:paragraph-properties fo:margin-top="0in" fo:margin-bottom="0.0835in" loext:contextual-spacing="false"/>
      <style:text-properties officeooo:paragraph-rsid="0045bca5"/>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Heading_20_2">
      <style:text-properties officeooo:rsid="0004dcb8" officeooo:paragraph-rsid="0004dcb8"/>
    </style:style>
    <style:style style:name="P71" style:family="paragraph" style:parent-style-name="Heading_20_2">
      <style:text-properties officeooo:rsid="0004dcb8" officeooo:paragraph-rsid="003505b6"/>
    </style:style>
    <style:style style:name="P72" style:family="paragraph" style:parent-style-name="Heading_20_2">
      <style:text-properties officeooo:rsid="0017e0c1" officeooo:paragraph-rsid="0017e0c1"/>
    </style:style>
    <style:style style:name="P73" style:family="paragraph" style:parent-style-name="Heading_20_2">
      <style:text-properties officeooo:rsid="001bb38b" officeooo:paragraph-rsid="001bb38b"/>
    </style:style>
    <style:style style:name="P74" style:family="paragraph" style:parent-style-name="Heading_20_2">
      <style:text-properties officeooo:rsid="001ff9c7" officeooo:paragraph-rsid="001ff9c7"/>
    </style:style>
    <style:style style:name="P75" style:family="paragraph" style:parent-style-name="Heading_20_2">
      <style:text-properties officeooo:rsid="00240ebb" officeooo:paragraph-rsid="003f3ba8"/>
    </style:style>
    <style:style style:name="P76" style:family="paragraph" style:parent-style-name="Heading_20_2">
      <style:text-properties officeooo:rsid="00259582" officeooo:paragraph-rsid="003f3ba8"/>
    </style:style>
    <style:style style:name="P77" style:family="paragraph" style:parent-style-name="Heading_20_2">
      <style:text-properties officeooo:rsid="003560a7" officeooo:paragraph-rsid="003560a7"/>
    </style:style>
    <style:style style:name="P78" style:family="paragraph" style:parent-style-name="Heading_20_2">
      <style:text-properties officeooo:rsid="0038dea6" officeooo:paragraph-rsid="0038dea6"/>
    </style:style>
    <style:style style:name="P79" style:family="paragraph" style:parent-style-name="Heading_20_2">
      <style:text-properties officeooo:rsid="003fad1a" officeooo:paragraph-rsid="003fad1a"/>
    </style:style>
    <style:style style:name="P80" style:family="paragraph" style:parent-style-name="Heading_20_2" style:master-page-name="">
      <style:paragraph-properties fo:margin-left="0in" fo:margin-right="0in" fo:margin-top="0.139in" fo:margin-bottom="0.0835in" loext:contextual-spacing="false" fo:text-indent="0in" style:auto-text-indent="false" style:page-number="auto" fo:keep-with-next="always"/>
      <style:text-properties officeooo:rsid="0001197b" officeooo:paragraph-rsid="0001197b"/>
    </style:style>
    <style:style style:name="P81" style:family="paragraph" style:parent-style-name="Heading_20_1">
      <style:text-properties officeooo:paragraph-rsid="002de3a5"/>
    </style:style>
    <style:style style:name="P82" style:family="paragraph" style:parent-style-name="Heading_20_1">
      <style:text-properties officeooo:rsid="002f4720" officeooo:paragraph-rsid="002f4720"/>
    </style:style>
    <style:style style:name="P83" style:family="paragraph" style:parent-style-name="Heading_20_1">
      <style:text-properties officeooo:rsid="002f4720" officeooo:paragraph-rsid="003f3ba8"/>
    </style:style>
    <style:style style:name="P84" style:family="paragraph" style:parent-style-name="Heading_20_1">
      <style:text-properties officeooo:rsid="0045bca5" officeooo:paragraph-rsid="0045bca5"/>
    </style:style>
    <style:style style:name="P85" style:family="paragraph" style:parent-style-name="Heading_20_1" style:master-page-name="Right_20_Page">
      <style:paragraph-properties style:page-number="auto"/>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214a85" officeooo:paragraph-rsid="00214a85"/>
    </style:style>
    <style:style style:name="P88" style:family="paragraph" style:parent-style-name="Heading_20_1">
      <style:paragraph-properties fo:break-before="page"/>
      <style:text-properties officeooo:rsid="003505b6" officeooo:paragraph-rsid="003505b6"/>
    </style:style>
    <style:style style:name="P89" style:family="paragraph" style:parent-style-name="Heading_20_1" style:master-page-name="">
      <style:paragraph-properties fo:margin-left="0in" fo:margin-right="0in" fo:margin-top="0.1665in" fo:margin-bottom="0.0835in" loext:contextual-spacing="false" fo:text-indent="0in" style:auto-text-indent="false" style:page-number="auto" fo:keep-with-next="always"/>
      <style:text-properties officeooo:paragraph-rsid="002f4720"/>
    </style:style>
    <style:style style:name="T1" style:family="text">
      <style:text-properties fo:language="de" fo:country="DE"/>
    </style:style>
    <style:style style:name="T2" style:family="text">
      <style:text-properties fo:language="de" fo:country="DE" officeooo:rsid="002c1566"/>
    </style:style>
    <style:style style:name="T3" style:family="text">
      <style:text-properties fo:language="de" fo:country="DE" officeooo:rsid="002de3a5"/>
    </style:style>
    <style:style style:name="T4" style:family="text">
      <style:text-properties fo:language="de" fo:country="DE" officeooo:rsid="0022f463"/>
    </style:style>
    <style:style style:name="T5" style:family="text">
      <style:text-properties fo:language="de" fo:country="DE" officeooo:rsid="003505b6"/>
    </style:style>
    <style:style style:name="T6" style:family="text">
      <style:text-properties fo:language="de" fo:country="DE" fo:font-style="italic" officeooo:rsid="002c1566" style:font-style-asian="italic" style:font-style-complex="italic"/>
    </style:style>
    <style:style style:name="T7" style:family="text">
      <style:text-properties officeooo:rsid="0023677f"/>
    </style:style>
    <style:style style:name="T8" style:family="text">
      <style:text-properties officeooo:rsid="001da61f"/>
    </style:style>
    <style:style style:name="T9" style:family="text">
      <style:text-properties officeooo:rsid="001cf022"/>
    </style:style>
    <style:style style:name="T10" style:family="text">
      <style:text-properties officeooo:rsid="001f1746"/>
    </style:style>
    <style:style style:name="T11" style:family="text">
      <style:text-properties officeooo:rsid="001fb5b6"/>
    </style:style>
    <style:style style:name="T12" style:family="text">
      <style:text-properties officeooo:rsid="0005e9bf"/>
    </style:style>
    <style:style style:name="T13" style:family="text">
      <style:text-properties officeooo:rsid="000989c0"/>
    </style:style>
    <style:style style:name="T14" style:family="text">
      <style:text-properties officeooo:rsid="000b3055"/>
    </style:style>
    <style:style style:name="T15" style:family="text">
      <style:text-properties officeooo:rsid="000de560"/>
    </style:style>
    <style:style style:name="T16" style:family="text">
      <style:text-properties officeooo:rsid="000f2665"/>
    </style:style>
    <style:style style:name="T17" style:family="text">
      <style:text-properties officeooo:rsid="00150eaa"/>
    </style:style>
    <style:style style:name="T18" style:family="text">
      <style:text-properties officeooo:rsid="00185801"/>
    </style:style>
    <style:style style:name="T19" style:family="text">
      <style:text-properties officeooo:rsid="001acedb"/>
    </style:style>
    <style:style style:name="T20" style:family="text">
      <style:text-properties officeooo:rsid="001bb38b"/>
    </style:style>
    <style:style style:name="T21" style:family="text">
      <style:text-properties officeooo:rsid="001be0ef"/>
    </style:style>
    <style:style style:name="T22" style:family="text">
      <style:text-properties officeooo:rsid="001d9064"/>
    </style:style>
    <style:style style:name="T23" style:family="text">
      <style:text-properties fo:font-weight="bold" style:font-weight-asian="bold" style:font-weight-complex="bold"/>
    </style:style>
    <style:style style:name="T24" style:family="text">
      <style:text-properties officeooo:rsid="00240ebb"/>
    </style:style>
    <style:style style:name="T25" style:family="text">
      <style:text-properties officeooo:rsid="00259582"/>
    </style:style>
    <style:style style:name="T26" style:family="text">
      <style:text-properties officeooo:rsid="00292a7e"/>
    </style:style>
    <style:style style:name="T27" style:family="text">
      <style:text-properties officeooo:rsid="002c1566"/>
    </style:style>
    <style:style style:name="T28" style:family="text">
      <style:text-properties officeooo:rsid="002f4720"/>
    </style:style>
    <style:style style:name="T29" style:family="text">
      <style:text-properties officeooo:rsid="0030683a"/>
    </style:style>
    <style:style style:name="T30" style:family="text">
      <style:text-properties officeooo:rsid="0031f28d"/>
    </style:style>
    <style:style style:name="T31" style:family="text">
      <style:text-properties officeooo:rsid="00333b3f"/>
    </style:style>
    <style:style style:name="T32" style:family="text">
      <style:text-properties officeooo:rsid="003505b6"/>
    </style:style>
    <style:style style:name="T33" style:family="text">
      <style:text-properties officeooo:rsid="003560a7"/>
    </style:style>
    <style:style style:name="T34" style:family="text">
      <style:text-properties fo:font-style="italic" style:font-style-asian="italic" style:font-style-complex="italic"/>
    </style:style>
    <style:style style:name="T35" style:family="text">
      <style:text-properties fo:font-style="italic" officeooo:rsid="003560a7" style:font-style-asian="italic" style:font-style-complex="italic"/>
    </style:style>
    <style:style style:name="T36" style:family="text">
      <style:text-properties fo:font-style="italic" officeooo:rsid="001acedb" style:font-style-asian="italic" style:font-style-complex="italic"/>
    </style:style>
    <style:style style:name="T37" style:family="text">
      <style:text-properties fo:font-style="italic" officeooo:rsid="000f2665" style:font-style-asian="italic" style:font-style-complex="italic"/>
    </style:style>
    <style:style style:name="T38" style:family="text">
      <style:text-properties fo:font-style="italic" officeooo:rsid="0045281d"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3719b2" style:font-style-asian="normal" style:font-style-complex="normal"/>
    </style:style>
    <style:style style:name="T41" style:family="text">
      <style:text-properties officeooo:rsid="003a793b"/>
    </style:style>
    <style:style style:name="T42" style:family="text">
      <style:text-properties officeooo:rsid="003c29fc"/>
    </style:style>
    <style:style style:name="T43" style:family="text">
      <style:text-properties officeooo:rsid="003c33ad"/>
    </style:style>
    <style:style style:name="T44" style:family="text">
      <style:text-properties officeooo:rsid="003f3ba8"/>
    </style:style>
    <style:style style:name="T45" style:family="text">
      <style:text-properties officeooo:rsid="003fad1a"/>
    </style:style>
    <style:style style:name="T46" style:family="text">
      <style:text-properties officeooo:rsid="003feb2c"/>
    </style:style>
    <style:style style:name="T47" style:family="text">
      <style:text-properties officeooo:rsid="00412457"/>
    </style:style>
    <style:style style:name="T48" style:family="text">
      <style:text-properties officeooo:rsid="00415c54"/>
    </style:style>
    <style:style style:name="T49" style:family="text">
      <style:text-properties officeooo:rsid="004351cf"/>
    </style:style>
    <style:style style:name="T50" style:family="text">
      <style:text-properties officeooo:rsid="0045281d"/>
    </style:style>
    <style:style style:name="T51" style:family="text">
      <style:text-properties officeooo:rsid="00477fe9"/>
    </style:style>
    <style:style style:name="T52" style:family="text">
      <style:text-properties officeooo:rsid="0047950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1">Gymnasium Wolbeck</text:p>
      <text:p text:style-name="P22"/>
      <text:p text:style-name="P22"/>
      <text:p text:style-name="P19">Raum<text:span text:style-name="T27">analyse</text:span></text:p>
      <text:p text:style-name="P19">mit einer <text:span text:style-name="T51">Quadrokopter</text:span></text:p>
      <text:p text:style-name="P4"/>
      <text:p text:style-name="P4"/>
      <text:p text:style-name="P4"/>
      <text:p text:style-name="P4"/>
      <text:p text:style-name="P4"/>
      <text:p text:style-name="P4"/>
      <text:p text:style-name="P4"/>
      <text:p text:style-name="P20">Alexander Neuwirth, Jonathan Sigrist</text:p>
      <text:p text:style-name="P2"/>
      <text:p text:style-name="P3"/>
      <text:p text:style-name="P4"/>
      <text:p text:style-name="P4"/>
      <text:p text:style-name="P4"/>
      <text:p text:style-name="P4"/>
      <text:p text:style-name="P4"/>
      <text:p text:style-name="P4"/>
      <text:p text:style-name="P4"/>
      <text:p text:style-name="P4"/>
      <text:p text:style-name="P5">Jugend Forscht 2016</text:p>
      <text:p text:style-name="P4"><text:soft-page-break/></text:p>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69"><text:a xlink:type="simple" xlink:href="#__RefHeading__369_487429023" text:style-name="Index_20_Link" text:visited-style-name="Index_20_Link"><text:s/>1 Wer sind wir?<text:tab/>3</text:a></text:p>
          <text:p text:style-name="P69"><text:a xlink:type="simple" xlink:href="#__RefHeading__3317_560598563" text:style-name="Index_20_Link" text:visited-style-name="Index_20_Link"><text:s/>2 Einleitung<text:tab/>3</text:a></text:p>
          <text:p text:style-name="P68"><text:a xlink:type="simple" xlink:href="#__RefHeading__505_487429023" text:style-name="Index_20_Link" text:visited-style-name="Index_20_Link"><text:s/>2.1 Verlauf – Kurzbeschreibung<text:tab/>3</text:a></text:p>
          <text:p text:style-name="P69"><text:a xlink:type="simple" xlink:href="#__RefHeading__518_487429023" text:style-name="Index_20_Link" text:visited-style-name="Index_20_Link"><text:s/>3 Vorüberlegungen<text:tab/>4</text:a></text:p>
          <text:p text:style-name="P68"><text:a xlink:type="simple" xlink:href="#__RefHeading__653_1259517275" text:style-name="Index_20_Link" text:visited-style-name="Index_20_Link"><text:s/>3.1 Erste Planungen und Ideen<text:tab/>4</text:a></text:p>
          <text:p text:style-name="P68"><text:a xlink:type="simple" xlink:href="#__RefHeading__524_487429023" text:style-name="Index_20_Link" text:visited-style-name="Index_20_Link"><text:s/>3.2 Beschaffen der Drohne und Installation der Software<text:tab/>4</text:a></text:p>
          <text:p text:style-name="P69"><text:a xlink:type="simple" xlink:href="#__RefHeading__655_1259517275" text:style-name="Index_20_Link" text:visited-style-name="Index_20_Link"><text:s/>4 Das Projekt organisieren<text:tab/>5</text:a></text:p>
          <text:p text:style-name="P68"><text:a xlink:type="simple" xlink:href="#__RefHeading__603_1341788920" text:style-name="Index_20_Link" text:visited-style-name="Index_20_Link"><text:s/>4.1 Testen der Drohne<text:tab/>5</text:a></text:p>
          <text:p text:style-name="P68"><text:a xlink:type="simple" xlink:href="#__RefHeading__605_1341788920" text:style-name="Index_20_Link" text:visited-style-name="Index_20_Link"><text:s/>4.2 Erstes Programmieren der Drohne<text:tab/>5</text:a></text:p>
          <text:p text:style-name="P68"><text:a xlink:type="simple" xlink:href="#__RefHeading__657_1259517275" text:style-name="Index_20_Link" text:visited-style-name="Index_20_Link"><text:s/>4.3 Die Programmierelemente von node.js<text:tab/>5</text:a></text:p>
          <text:p text:style-name="P69"><text:a xlink:type="simple" xlink:href="#__RefHeading__661_1259517275" text:style-name="Index_20_Link" text:visited-style-name="Index_20_Link"><text:s/>5 Die Drohne programmieren<text:tab/>6</text:a></text:p>
          <text:p text:style-name="P68"><text:a xlink:type="simple" xlink:href="#__RefHeading__663_1259517275" text:style-name="Index_20_Link" text:visited-style-name="Index_20_Link"><text:s/>5.1 Steuerung über die Konsole<text:tab/>6</text:a></text:p>
          <text:p text:style-name="P68"><text:a xlink:type="simple" xlink:href="#__RefHeading__665_1259517275" text:style-name="Index_20_Link" text:visited-style-name="Index_20_Link"><text:s/>5.2 Eine Website für Interaktion mit dem Anwender<text:tab/>6</text:a></text:p>
          <text:p text:style-name="P68"><text:a xlink:type="simple" xlink:href="#__RefHeading__667_1259517275" text:style-name="Index_20_Link" text:visited-style-name="Index_20_Link"><text:s/>5.3 Entfernungsmessung mit Ultraschall<text:tab/>6</text:a></text:p>
          <text:p text:style-name="P68"><text:a xlink:type="simple" xlink:href="#__RefHeading__669_1259517275" text:style-name="Index_20_Link" text:visited-style-name="Index_20_Link"><text:s/>5.4 Bewegungsbefehle<text:tab/>7</text:a></text:p>
          <text:p text:style-name="P68"><text:a xlink:type="simple" xlink:href="#__RefHeading__633_1341788920" text:style-name="Index_20_Link" text:visited-style-name="Index_20_Link"><text:s/>5.5 Bildanalyse<text:tab/>7</text:a></text:p>
          <text:p text:style-name="P69"><text:a xlink:type="simple" xlink:href="#__RefHeading__671_1259517275" text:style-name="Index_20_Link" text:visited-style-name="Index_20_Link"><text:s/>6 Das Darstellungsprogramm<text:tab/>8</text:a></text:p>
          <text:p text:style-name="P69"><text:a xlink:type="simple" xlink:href="#__RefHeading__607_1341788920" text:style-name="Index_20_Link" text:visited-style-name="Index_20_Link"><text:s/>7 Probleme und Lösungen<text:tab/>8</text:a></text:p>
          <text:p text:style-name="P69"><text:a xlink:type="simple" xlink:href="#__RefHeading__609_1341788920" text:style-name="Index_20_Link" text:visited-style-name="Index_20_Link"><text:s/>8 Ausblick<text:tab/>8</text:a></text:p>
          <text:p text:style-name="P68"><text:a xlink:type="simple" xlink:href="#__RefHeading__635_1341788920" text:style-name="Index_20_Link" text:visited-style-name="Index_20_Link"><text:s/>8.1 Automatische Raumanalyse<text:tab/>8</text:a></text:p>
          <text:p text:style-name="P68"><text:a xlink:type="simple" xlink:href="#__RefHeading__611_1341788920" text:style-name="Index_20_Link" text:visited-style-name="Index_20_Link"><text:s/>8.2 Erster Rundumtest<text:tab/>8</text:a></text:p>
          <text:p text:style-name="P68"><text:a xlink:type="simple" xlink:href="#__RefHeading__675_1259517275" text:style-name="Index_20_Link" text:visited-style-name="Index_20_Link"><text:s/>8.3 Grundidee zu den Hindernissen<text:tab/>8</text:a></text:p>
          <text:p text:style-name="P69"><text:a xlink:type="simple" xlink:href="#__RefHeading__615_1341788920" text:style-name="Index_20_Link" text:visited-style-name="Index_20_Link"><text:s/>9 Zusammenfassung<text:tab/>8</text:a></text:p>
          <text:p text:style-name="P69"><text:a xlink:type="simple" xlink:href="#__RefHeading__637_1341788920" text:style-name="Index_20_Link" text:visited-style-name="Index_20_Link"><text:s/>10 Vorschriften für die Nutzung von Quadrocoptern<text:tab/>9</text:a></text:p>
          <text:p text:style-name="P69"><text:a xlink:type="simple" xlink:href="#__RefHeading__617_1341788920" text:style-name="Index_20_Link" text:visited-style-name="Index_20_Link"><text:s/>11 Literaturverzeichniss/Quellen<text:tab/>9</text:a></text:p>
        </text:index-body>
      </text:table-of-content>
      <text:h text:style-name="P85" text:outline-level="1" text:restart-numbering="true" text:start-value="-1"><text:bookmark-start text:name="__RefHeading__369_487429023"/>Wer sind wir?<text:bookmark-end text:name="__RefHeading__369_487429023"/></text:h>
      <text:p text:style-name="P12">Wir sind zwei Schüler der Jahrgangsstufe Q2 am Gymnasium Wolbeck. Beide haben wir Interesse an der Informatik, der Physik und der Technik und arbeiten auch mal außerhalb der Schulzeit gerne an Projekten. Wir sind 17 Jahre alt und haben beide schon mal unabhängig von einander an einem Jugend Forscht Wettbewerb teilgenommen.</text:p>
      <text:p text:style-name="P13">Alexander Neuwirth hat <text:span text:style-name="T27">im Jahr 2015</text:span> mit einer LEGO<text:span text:style-name="T1">®</text:span>-Mindstorms Roboter Programmierung bei Jugend Forscht <text:span text:style-name="T45">teilgenohmen</text:span>.</text:p>
      <text:p text:style-name="P13">Jonathan Sigrist hat bereits i<text:span text:style-name="T45">n einem der letzten</text:span> Jahr<text:span text:style-name="T45">e</text:span> bei Jugend Forscht und anderen Wettbewerben mit einem Projekt zur effizienten Nutzung von Solarzellen in der Physik beigetragen und einen Sonderpreis für Umweltbewusstsein erlangt. Seine Facharbeit hat er im Fach Physik geschrieben. Bereits mehrere Male hat er sich an außerschulischen <text:span text:style-name="T7">Camps beteiligt.</text:span></text:p>
      <text:h text:style-name="P81" text:outline-level="1"><text:bookmark-start text:name="__RefHeading__3317_560598563"/>Einleitung<text:bookmark-end text:name="__RefHeading__3317_560598563"/></text:h>
      <text:p text:style-name="P29">Ziel des Projektes ist die Vermessung und Darstellung eines geschlossenen Raumes mit Hilfe einer Parrot® AR.Drone 2.0.</text:p>
      <text:p text:style-name="P18"><text:span text:style-name="T1">Die Steuerung der Drohne soll mittels des </text:span><text:span text:style-name="T6">ar-drone</text:span><text:span text:style-name="T1"> Moduls in </text:span><text:span text:style-name="T2">Node.js®</text:span><text:span text:style-name="T1"> realisiert werden.</text:span></text:p>
      <text:p text:style-name="P14">Die Drohne erhält Steuerkommandos von einem Computer über eine WLAN-Verbindung und übermittelt ihrerseits Daten an diesen, beispiel<text:span text:style-name="T12">s</text:span>weise einen Videostream von der integrierten HD-Kamera. Empfangene Daten sollen dann vom Computer ausgewertet und zu einer Darstellung des Raums aufbereitet werden. </text:p>
      <text:p text:style-name="P14">Des Weiteren soll der Quadrokopter im Auto-Modus, d.h. <text:span text:style-name="T44">möglichst </text:span>ohne durch Menschen gesteuert zu werden, den Raum analysieren und Hindernissen ausweichen können.</text:p>
      <text:p text:style-name="P6">Am Ende soll eine vollständige, <text:span text:style-name="T27">möglichst</text:span> fehlerfreie <text:span text:style-name="T27">und</text:span> <text:span text:style-name="T27">automatische</text:span> Überprüfung eines Raumes möglich sein.</text:p>
      <text:p text:style-name="P6"/>
      <text:h text:style-name="P80" text:outline-level="2"><text:bookmark-start text:name="__RefHeading__505_487429023"/>Verlauf – Kurzbeschreibung<text:bookmark-end text:name="__RefHeading__505_487429023"/></text:h>
      <text:p text:style-name="P39">Am Anfang haben wir strukturiert die Module und Sensoren der Drohne getestet. Des <text:span text:style-name="T30">W</text:span>eiteren haben wir uns <text:span text:style-name="T30">in Javascript fortgebildet um</text:span> node.js <text:span text:style-name="T30">nutzen zukönnen</text:span>.</text:p>
      <text:p text:style-name="P42">Die Drohne erstellt beim Anschalten ein WLAN-Netz, in welches sich ein Computer mit WLAN-Schnittstelle einloggen kann. Der Computer kann <text:span text:style-name="T45">dann Befehele</text:span> an die Drohne schicken und umgekehrt auch Navigations- und Sensordata erhalten.</text:p>
      <text:p text:style-name="P40"><text:span text:style-name="T30">Welche Befehle geschickt werden sollen wird </text:span>über einen Browser <text:span text:style-name="T30">kontrolliert, d.h. ein Programm auf dem Computer ist ein HTTP-Server, der die gewünschten Kommandos des Anwenders an die Drohne weiterleitet und die Sensordaten aufbereitet und für den Anwender darstellt.</text:span> </text:p>
      <text:p text:style-name="P41"><text:span text:style-name="T31">Hauptbestandteil der Website ist ein</text:span> Videostream der Frontkamera <text:span text:style-name="T31">oder Bodenkamera</text:span> der Drohne, <text:span text:style-name="T31">welcher gleichzeitig </text:span>analysier<text:span text:style-name="T31">t wird</text:span>. </text:p>
      <text:p text:style-name="P43">Auch wird die Position und die zurückgelegte Strecke der Drohne auf der Website dargestellt.</text:p>
      <text:h text:style-name="P88" text:outline-level="1"><text:bookmark-start text:name="__RefHeading__518_487429023"/>Vorüberlegungen<text:bookmark-end text:name="__RefHeading__518_487429023"/></text:h>
      <text:h text:style-name="P71" text:outline-level="2"><text:bookmark-start text:name="__RefHeading__653_1259517275"/>Erste Planungen und Ideen<text:bookmark-end text:name="__RefHeading__653_1259517275"/></text:h>
      <text:p text:style-name="P45"><text:span text:style-name="T13">Unsere Idee ist die vollautomatische Analyse eines Raum mittels einer Drohne, jedoch sollte die Drohne vorerst auch noch von einem Anwender kontrolliert werden, um Unfälle zu vermeiden</text:span></text:p>
      <text:p text:style-name="P16">Dazu war das von Alexander durchgeführte Projekt mit dem LEGO<text:span text:style-name="T1">®</text:span>-NXT Roboter natürlich eine gute Vorlage. Allerdings ging es dort hauptsächlich um die Verbindung und die allgemeine Steuerbarkeit und nicht um die <text:span text:style-name="T32">Automatisierung und Analyse erhaltener Daten</text:span>.</text:p>
      <text:p text:style-name="P44"><text:span text:style-name="T32">Nach längerer Recherche</text:span> im Internet <text:span text:style-name="T32">haben wir und für die</text:span> AR.Drone <text:span text:style-name="T32">2.0</text:span> von Parrot<text:span text:style-name="T4">® </text:span><text:span text:style-name="T5">entschieden, da sie mittels Node.js einfach ansteuerbar ist und gute Flugeigenschaften besitzt</text:span>. Außerdem hat sie einen USB-Anschluss <text:span text:style-name="T14">zum Datenaustausch. Auch ist die Reichweite der Drohne lediglich an die eines WLAN-Netzes gebunden, somit lässt sich diese durch einen WLAN-Router schnell vergrößern.</text:span></text:p>
      <text:p text:style-name="P7"><text:span text:style-name="T33">Den </text:span>Utraschallsensor der AR.Drone <text:span text:style-name="T33">wollten wir</text:span> <text:s/>nach vorne richten, <text:span text:style-name="T33">um damit einen Raum zu vermessen</text:span>. Mit diesen Daten kann man auf einem Computer den Grundschnitt des gesammten Raumes grafisch anzeigen lassen. Ebenso könnte der <text:span text:style-name="T33">Anwender</text:span> die Drohne an einen beliebigen Punkt im Raum schicken. Die Drohne fliegt dann eine geeignete Flugroute zum Zielort ohne mit Hindernissen zusammen zu stoßen.</text:p>
      <text:h text:style-name="P70" text:outline-level="2"><text:bookmark-start text:name="__RefHeading__524_487429023"/>Beschaffen der Drohne und <text:span text:style-name="T15">Installation</text:span> der Software<text:bookmark-end text:name="__RefHeading__524_487429023"/></text:h>
      <text:p text:style-name="P15">Wir haben uns für eine AR.Drone von Parrot<text:span text:style-name="T3">®</text:span> entschieden. Um die Kosten möglichst klein zu halten, haben wir uns eine gebrauchte, generalüberholte Drohne gekauft. Dazu noch einen weiteren Akku mit 2000mAh, um längere Testflüge zu absolvieren. Der mitgelieferte Akku hatte nur eine Laufzeit von zwölf Minuten und so kann man mit einem Akku fliegen, <text:span text:style-name="T28">während man</text:span> den anderen aufladen <text:span text:style-name="T33">kann</text:span>.</text:p>
      <text:p text:style-name="P15">Mit <text:span text:style-name="T28">der</text:span> kostenlosen Handy/<text:span text:style-name="T28">Tablet</text:span>-App "<text:span text:style-name="T28">AR.FreeFlight</text:span>" von Parrot<text:span text:style-name="T3">®</text:span> kann die Drohne sehr leicht geflogen werden. Um sie mit dem Computer zu steuern, ist <text:span text:style-name="T28">Node.js</text:span> <text:span text:style-name="T16">und das frei verfügbares Modul </text:span><text:span text:style-name="T37">ar-drone</text:span><text:span text:style-name="T16"> von Felix Geisendörfer benötigt. Als Editor haben wir notepad++ und vim genutzt. Zum synchronieren des Projektes ist git zum Einsatz gekommen.</text:span></text:p>
      <text:h text:style-name="P86" text:outline-level="1"><text:bookmark-start text:name="__RefHeading__655_1259517275"/><text:span text:style-name="T17">Das Projekt </text:span>organisieren<text:bookmark-end text:name="__RefHeading__655_1259517275"/></text:h>
      <text:h text:style-name="P77" text:outline-level="2"><text:bookmark-start text:name="__RefHeading__603_1341788920"/>Testen der Drohne<text:bookmark-end text:name="__RefHeading__603_1341788920"/></text:h>
      <text:p text:style-name="P51">Als die Drohne angekommen ist, haben wir die Flugeigenschaften mit Hilfe der Handy-App getestet und ein Gefühl dafür entwickelt, wie man die Drohne ansteuern muss, um ein genaues Fliegen zu gewährleisten. <text:span text:style-name="T21">Die App wurde auch später oft verwendet, um Probleme aufzudecken und zu beheben.</text:span></text:p>
      <text:h text:style-name="P78" text:outline-level="2"><text:bookmark-start text:name="__RefHeading__605_1341788920"/>Erstes Programmieren der Drohne<text:bookmark-end text:name="__RefHeading__605_1341788920"/></text:h>
      <text:p text:style-name="P49">Ein wichtiger erster Schritt war der, die Drohne über den Computer zu kontrollieren. Dafür reichte schon die direkte Implementierung des Moduls in eine JavaScript Datei, welche dann mit <text:span text:style-name="T29">Node.js</text:span> ausgeführt worden ist. Über die Konsole konnten direkte Befehle an die Drohne geschickt werden (zum Beispiel: "takeoff()", "forward(0.1)").</text:p>
      <text:h text:style-name="P72" text:outline-level="2"><text:bookmark-start text:name="__RefHeading__657_1259517275"/>Die Programmierelemente von node.js<text:bookmark-end text:name="__RefHeading__657_1259517275"/></text:h>
      <text:p text:style-name="P17">Um mit node.js arbeiten zu können, müssen sowohl die Programmiersprache, als auch die <text:span text:style-name="T18">Verwendungsöglichkeiten klar sein. Es handelt sich bei Node.js um JavaScript, was auf dem Server und nicht auf dem Client läuft. Daraus ergeben sich Verwaltungsvorteile, welche mit normalem JavaScript nicht leicht zu erreichen sind. Insbesondere die asynchrone Callback-Funktion und die einfache Möglichkeit eine Website mit in das Programm einzubinden sind hier von Vorteil.</text:span></text:p>
      <text:p text:style-name="P46">Um auf die Drohne zuzugreifen, muss <text:span text:style-name="T33">das</text:span> Modul <text:span text:style-name="T35">ar-drone</text:span> in das Projekt eingebunden werden. Danach können alle Funktionen frei genutzt werden. <text:span text:style-name="T19">Das Modul der Drohne gibt desweiteren die Möglichkeit auf einen Videostream von der Drohne in Echtzeit zuzugreifen. Um diesen im Browser in Echtzeit darzustellen wird ein das Modul </text:span><text:span text:style-name="T35">dronestream</text:span><text:span text:style-name="T19">, das auf </text:span><text:span text:style-name="T36">ar-drone</text:span><text:span text:style-name="T19"> aufbaut, verwendet.</text:span></text:p>
      <text:p text:style-name="P48">Auch sollten Befehle vom Webinterface möglichst in Echtzeit von der Drohne ausgeführt werden. Das Modul <text:span text:style-name="T34">socket.io</text:span><text:span text:style-name="T39"> bietet die Möglichkeit einer intuitiven Implementation von WebSockets </text:span><text:span text:style-name="T40">und somit einer direkten Datenübertragung vom Browser zum Server. Des Weiteren wird so auf Client- sowie Serverseite in Javascript programmiert.</text:span></text:p>
      <text:h text:style-name="P86" text:outline-level="1"><text:bookmark-start text:name="__RefHeading__661_1259517275"/>Die Drohne programmieren<text:bookmark-end text:name="__RefHeading__661_1259517275"/></text:h>
      <text:p text:style-name="P50">In dem folgenden Kapitel soll erklärt werden, wie die Drohnensteuerung programmiert ist und wie si<text:span text:style-name="T20">ch durch ein Programm oder durch einen Benutzer komplexe Abläufe realisieren lassen. Dabei kann auch später auf Grundfunktionen zurückgegriffen werden.</text:span></text:p>
      <text:h text:style-name="P73" text:outline-level="2"><text:bookmark-start text:name="__RefHeading__663_1259517275"/>Steuerung über die Konsole<text:bookmark-end text:name="__RefHeading__663_1259517275"/></text:h>
      <text:p text:style-name="P8">Wie vorher <text:span text:style-name="T41">bereits</text:span> erwähnt <text:span text:style-name="T41">lässt sich die Drohne über die Konsole steuern.</text:span> Damit konnten sich <text:span text:style-name="T41">schon </text:span>einfache Programme schreiben <text:span text:style-name="T41">lassen</text:span>, welche die Drohne starten, einmal hochfliegen und wieder landen <text:span text:style-name="T41">lassen</text:span>.</text:p>
      <text:h text:style-name="P73" text:outline-level="2"><text:bookmark-start text:name="__RefHeading__665_1259517275"/>Eine Website <text:span text:style-name="T29">für Interaktion mit dem Anwender</text:span><text:bookmark-end text:name="__RefHeading__665_1259517275"/></text:h>
      <text:p text:style-name="P9">Für die weitere Arbeit war eine andere Benutzeroberfläche nötig. Eine Website bietet zwei weitere große Vorteile. Zum einen kann der Videostream abgebildet werden und die spätere grafische Darstellung der Daten ist so auch deutlich einfacher. Zum anderen kann man sich aber auch mit mehreren Clients mit dem Server verbinden.</text:p>
      <text:p text:style-name="P47">Wir haben also einen <text:span text:style-name="T42">Webserver</text:span> programmiert, welcher sich nach Möglichkeit <text:span text:style-name="T19">mit der</text:span> Drohne <text:span text:style-name="T19">verbindet und von welchem man Befehle an diese senden kann. Mit diesem Server kann man sich dann mittels einem normalen Internetbrowser verbinden. Damit erhält man die Kontrolle über die Drohne. Es ist so auch möglich, sich mit mehreren Clients auf einem Server zu verbinden und so die Drohne parallel anzusteuern, jedoch kann es zu Konflikten beim Steuern kommen, da beide Clients gleich berechtigt sind.</text:span></text:p>
      <text:h text:style-name="Heading_20_2" text:outline-level="2"><text:bookmark-start text:name="__RefHeading__667_1259517275"/>Entfernungsmessung mit Ultraschall<text:bookmark-end text:name="__RefHeading__667_1259517275"/></text:h>
      <text:p text:style-name="P10">Die AR.Drone hat an ihrer Unterseite ein Ultraschallsensor, welcher die Entfernung durch Schallrückwurf zum nächsten Objekt recht genau angibt. Als erstes haben wir geguckt, in welchem Bereich die Entfernung gemessen wird und wie stark sich die Streuung des Schalls auf das Ergebnis auswirkt. Dabei kam ein erstaunlich genauer Wert heraus, solange man nicht versucht <text:span text:style-name="T22">das System zu verstellen. Um die Entfernung nach vorne anstatt nach unten zu messen, haben wir erst einen Schallspiegel in einem 45° Winkel angebracht. Bei dem Versuch ist allerdings die Flugfähigkeit der Drohne zerstört worden, da diese alle vorhandenen Sensoren selbst verwendet um beispielweise die Höhe halten zukönnen. Die Werte waren ungenau oder häufig über lange Perioden komplett ungültig. Und ohne oder mit falschen Werten hat die Drohne versucht, diese Distanz als falsch interpretierte Höhe auszugleichen und ist entweder gegen die Decke oder gegen den Boden geflogen. Es stellten sich nun drei Lösungsmöglichkeiten für das Problem dar:</text:span></text:p>
      <text:list xml:id="list2162418727201022945" text:style-name="L1">
        <text:list-item>
          <text:p text:style-name="P30">Eine Untersuchung des <text:span text:style-name="T23">Videostreams</text:span>. </text:p>
          <text:list>
            <text:list-item>
              <text:p text:style-name="P30"><text:span text:style-name="T43">M</text:span>it Hilfe der Videoübertragung und geeigneten Analysealgorithmen erh<text:span text:style-name="T43">ä</text:span>lt <text:span text:style-name="T43">man</text:span> Daten über die Entfernung und Positionierung von Objekten vor der Drohne. Hier liegt das Problem darin, dass eine komplette dreidimensionale Untersuchung <text:span text:style-name="T43">mit nur einem Kamerabild</text:span> deutlich zu lange braucht und <text:span text:style-name="T43">die </text:span>Entfernungen nach vorne <text:span text:style-name="T43">nicht </text:span>genau sind. </text:p>
            </text:list-item>
            <text:list-item>
              <text:p text:style-name="P52">Man könnte zwei Bilder des Videostreams, die sich durch die Ursprüngliche Position der Drohne unterscheiden verwenden. Somit könnte sich ein ziemlich realistisches dreidimensionales Modell erstellen lassen, jedoch brauch auch diese Bildauswertung zu lange. Außerdem variiert die Distanz der Position von denen die Bilder aufgenommen <text:soft-page-break/>wurden zu stark, sodass der Algorithmus verschiedene Ergebnisse ausgeben würde. <text:s/></text:p>
            </text:list-item>
          </text:list>
        </text:list-item>
        <text:list-item>
          <text:p text:style-name="P31">Ein <text:span text:style-name="T23">Laser</text:span> für exakte punktgenaue Messungen. Um wirklich genaue Werte zu analysieren, kann ein Lasermessgerät genutzt werden. Es ist allerdings recht teuer und muss extern an die Drohne angebaut werden. Des <text:span text:style-name="T43">W</text:span>eiteren braucht es für eine Raumanalyse aber auch gar keine so genauen Werte <text:span text:style-name="T43">u</text:span>nd die Streuung ist sogar erwünscht.</text:p>
        </text:list-item>
        <text:list-item>
          <text:p text:style-name="P31">Ein weiteres <text:span text:style-name="T23">Ultraschallmessgerät</text:span>. Ein seperates Messgerät ermöglicht in Kombination mit einem Raspberry-Pi eine völlig ausreichende Genauigkeit. Zusätzlich werden so auch Objekte kurz unter oder über der Flughöhe mit erkannt. Und es werden Flächen analysiert und nicht nur einzelne Punkte. Das hat den Vorteil, dass Fehlermessungen mit herausragenden Objekten vermieden werden können.</text:p>
        </text:list-item>
      </text:list>
      <text:p text:style-name="P32">Ein weiterer sep<text:span text:style-name="T43">a</text:span>rater Ultraschallsensor hat also durchaus Vorteile gegenüber der Lasermessung. Durch den Raspberry-Pi sind auch noch weitere Möglichkeiten offen. </text:p>
      <text:h text:style-name="P74" text:outline-level="2"><text:bookmark-start text:name="__RefHeading__669_1259517275"/>Bewegungsbefehle<text:bookmark-end text:name="__RefHeading__669_1259517275"/></text:h>
      <text:p text:style-name="P11">Um die Drohne einfach nutzbar zu machen, muss sie eigenständig zu Zielpositionen fliegen können. Das Programm steuert dabei mit dem Kompass der Drohne, dem Neigungswinkel und der Verschiebung des Bildes der Bodenkamera die Drohne so, dass sie von der Startposition aus in eine bestimmte Richtung eine gewisse Entfernung weit fliegt. </text:p>
      <text:p text:style-name="P11">Weitere Befehle sind zum Beispiel dafür da, die Drohne einmal um 360° zu drehen und die Entfernungen zu messen. Dabei ist es wichtig, dass die Drohne auf einer Position bleibt und nicht langsam weggleitet. Das ist duch die Verfolgung des Bildes der Bodenkammera gewährleistet. Das Bild wird dabei um die eigene Achse gedreht, passend mit der Drohne selbst.</text:p>
      <text:p text:style-name="P57">Auch nach <text:s/>vorne kann die Position stabilisiert werden. Durch Gleiten nach rechts oder links, sowie nach oben oder unten verschiebt sich das Bild dem entsprechend. Gleitet die Drohne nach vorne oder nach hinten, wird das Bild kleiner oder größer und die verfolgten Punkte wandern näher zu einander oder von einander weg. Allerdings ist die Nutzung der Bodenkamera deutlich vorteilhafter.</text:p>
      <text:p text:style-name="P56">Wir entschieden uns das Modul <text:span text:style-name="T34">ardrone-autonomy </text:span><text:span text:style-name="T39">zu verwenden, da dieses den Extended Kalman Filter implementiert, um die Position der Drohne zu stabilisieren. Sie verwendet auch nicht einen Videostream der Kameras sonder Navigationsdaten der Drohen, die bereits vorberechnet sind. Somit bleibt die wahl des Videostreams beim Anwender.</text:span></text:p>
      <text:p text:style-name="P56"><text:span text:style-name="T39">Außerdem bietet dieses Modul die Möglichkeit Strecken in Metern zurückzulegen.</text:span></text:p>
      <text:h text:style-name="P79" text:outline-level="2"><text:bookmark-start text:name="__RefHeading__633_1341788920"/>Bildanalyse<text:bookmark-end text:name="__RefHeading__633_1341788920"/></text:h>
      <text:p text:style-name="P53">Jsfeat face, canny edge, scharr</text:p>
      <text:p text:style-name="P61">Die Bildanalyse sollte auf der Client-Seite stattfinden um den die Drohne steuernden Server zu entlasten falls es viele Clients gibt. <text:span text:style-name="T38">JSF</text:span><text:span text:style-name="T34">eat </text:span><text:s/>ist speziell für Computer Vision auf der Client-Seite unter <text:span text:style-name="T50">V</text:span>erwendung von JS/HTML5 <text:span text:style-name="T50">ausgelegte Bibliothek</text:span>. <text:span text:style-name="T50">Wir haben in unser Projekt 3 Algorithmen implementiert:</text:span></text:p>
      <text:list xml:id="list4046226448137417773" text:style-name="L7">
        <text:list-item>
          <text:p text:style-name="P62">Canny edge detector</text:p>
        </text:list-item>
        <text:list-item>
          <text:p text:style-name="P62">scharr_derivatives</text:p>
        </text:list-item>
        <text:list-item>
          <text:p text:style-name="P62">Brightness Binary Feature Face objekt detector(bbf face)</text:p>
        </text:list-item>
      </text:list>
      <text:p text:style-name="P58">(-!IMG)</text:p>
      <text:h text:style-name="P87" text:outline-level="1"><text:bookmark-start text:name="__RefHeading__671_1259517275"/>Das Darstellungsprogramm<text:bookmark-end text:name="__RefHeading__671_1259517275"/></text:h>
      <text:p text:style-name="P60">Die von der Drohne gesammelten Daten sollen werden <text:span text:style-name="T47">für den Anwender sichtbar gemacht durch</text:span> <text:s/>Canvas-Oberfläche <text:span text:style-name="T47">auf der Website</text:span> zum grafischen <text:span text:style-name="T47">D</text:span>arstellen genutzt. <text:span text:style-name="T47">D</text:span>ort <text:span text:style-name="T47">können</text:span> dann einzelne Hindernisse <text:span text:style-name="T47">zusätzlich zu bereits zurückgelegten Strecke</text:span> eingezeichnet werden. <text:span text:style-name="T24">Aus den gegebenen Messpunkten wird auch die Flugroute der Drohne ausgerechnet und an die Drohne weitergegeben. </text:span></text:p>
      <text:p text:style-name="P58">(-!IMG)</text:p>
      <text:h text:style-name="P82" text:outline-level="1"><text:bookmark-start text:name="__RefHeading__607_1341788920"/>Probleme und Lösungen<text:bookmark-end text:name="__RefHeading__607_1341788920"/></text:h>
      <text:h text:style-name="P83" text:outline-level="1"><text:bookmark-start text:name="__RefHeading__609_1341788920"/>Ausblick<text:bookmark-end text:name="__RefHeading__609_1341788920"/></text:h>
      <text:h text:style-name="P79" text:outline-level="2"><text:bookmark-start text:name="__RefHeading__635_1341788920"/>Automatische Raumanalyse<text:bookmark-end text:name="__RefHeading__635_1341788920"/></text:h>
      <text:p text:style-name="P53">Die Realisierung einer vollautomatischen <text:span text:style-name="T46">Raumanalyse ist uns bisher nicht gelungen, jedoch dürfte diese gut realisierbar sein, wenn man ein Raspberry-Pi sicher auf der Drohne befestigen kann.</text:span></text:p>
      <text:h text:style-name="P76" text:outline-level="2"><text:bookmark-start text:name="__RefHeading__611_1341788920"/>Erster Rundumtest<text:bookmark-end text:name="__RefHeading__611_1341788920"/></text:h>
      <text:p text:style-name="P36">Bei diesem Versuch <text:span text:style-name="T47">dreht</text:span> sich die Drohne einmal um die eigene Achse und <text:span text:style-name="T47">nimmt</text:span> Messpunkte auf. Dabei war zuerst die Position der Drohne als Mittelpunkt unbeweglich angenommen. Später wurde die Position aus dem Bewegungsabbild der Bodenkamera realistischer berechnet. Man konnte einen Überblick über die Analyse kriegen.</text:p>
      <text:h text:style-name="P75" text:outline-level="2"><text:bookmark-start text:name="__RefHeading__675_1259517275"/>Grundidee zu den Hindernissen<text:bookmark-end text:name="__RefHeading__675_1259517275"/></text:h>
      <text:p text:style-name="P34">Misst die Drohne eine Entfernung, so kann der Messpunkt lokalisiert werden, in dem man die Position der Drohne im Raum mit der Richting und der Entfernung der Messung erweitert. Dieser Punkt wird dann in Zusammenhang mit den vorher und nachher gemessenen Punkten in Verbindung gebracht und bildet einen Teil eines Hindernisses. Liegen nacheinander gemessene Punkte zu weit auseinander, so soll der Teil zwischen den Punkten weiter analysiert werden. Ist ein Punkt ungültig, wird er nicht in Zusammenhang gebracht. <text:span text:style-name="T25">Liegen Punkte nah beieinander, werden sie in einen Zusammenhang gebracht oder ganz zusammengefasst. </text:span>Die Genauigkeit der Messung kann durch verschiedene Parameter beeinflusst werden:</text:p>
      <text:list xml:id="list343931693663416780" text:style-name="L2">
        <text:list-item>
          <text:p text:style-name="P33"><text:bookmark-start text:name="__RefHeading__673_1259517275"/>Wählt man einen kleineren Drehwinkel, so wird die Abtastrate höher und die Genauigkeit wird erhöht. Die Drohne <text:span text:style-name="T49">d</text:span>reht sich langsamer.<text:bookmark-end text:name="__RefHeading__673_1259517275"/></text:p>
        </text:list-item>
      </text:list>
      <text:p text:style-name="P35">Ist der maximal zulässige Abstand zwischen zwei Messpunkten kleiner, so wird eine höhere Genauigkeit erzwungen. Außerdem werden Störobjekte<text:span text:style-name="T49">(Fäden, Stangen, <text:s/>Kabel)</text:span> besser erkannt.</text:p>
      <text:p text:style-name="P58">(-!IMG)</text:p>
      <text:h text:style-name="P82" text:outline-level="1"><text:bookmark-start text:name="__RefHeading__615_1341788920"/>Zusammenfassung<text:bookmark-end text:name="__RefHeading__615_1341788920"/></text:h>
      <text:p text:style-name="P36"><text:span text:style-name="T44">(-!EDIT)</text:span></text:p>
      <text:h text:style-name="P84" text:outline-level="1"><text:bookmark-start text:name="__RefHeading__637_1341788920"/><text:soft-page-break/>Vorschriften für die Nutzung von Quadro<text:span text:style-name="T52">k</text:span>optern<text:bookmark-end text:name="__RefHeading__637_1341788920"/></text:h>
      <text:p text:style-name="P65">Diese vier Bedingungen sind für unser Projekt relevant (Auszug):</text:p>
      <text:list xml:id="list6807036544530691563" text:style-name="L9">
        <text:list-item>
          <text:p text:style-name="P66"><text:span text:style-name="T48">Das deutsche Luftsicherheitsgesetz schließt eine Verwendung von Drohnen außerhalb des Sichtfeldes eines menschlichen Bedieners kategorisch aus. </text:span></text:p>
        </text:list-item>
        <text:list-item>
          <text:p text:style-name="P67"><text:span text:style-name="T48">Prinzipiell ist das fliegen von UAVs (Unmanned Areal Vehicle) <text:s/>versicherungspflichtig.</text:span></text:p>
        </text:list-item>
        <text:list-item>
          <text:p text:style-name="P67"><text:span text:style-name="T48">I</text:span>nnerhalb eines Abstandes von 1,5 km vom Flughafenzaun ist die Nutzung von Flugmodellen und unbemannten Flugsystemen grundsätzlich ganz verboten.</text:p>
        </text:list-item>
        <text:list-item>
          <text:p text:style-name="P67">Über Menschenmengen, militärischen Objekten, Kraftwerken und Krankenhäusern darf grundsätzlich nicht geflogen werden.</text:p>
        </text:list-item>
      </text:list>
      <text:h text:style-name="P89" text:outline-level="1"><text:bookmark-start text:name="__RefHeading__617_1341788920"/><text:span text:style-name="T28">Literaturverzeichniss/Quellen</text:span><text:bookmark-end text:name="__RefHeading__617_1341788920"/></text:h>
      <text:list xml:id="list1198812857447234224" text:style-name="L4">
        <text:list-item>
          <text:p text:style-name="P37">ARDrone Parrot von Alternate(-!genau)</text:p>
        </text:list-item>
        <text:list-item>
          <text:p text:style-name="P37">Akku Amazon(-!genau)</text:p>
        </text:list-item>
        <text:list-item>
          <text:p text:style-name="P37">Extraflügel von Amazon(-!genau)</text:p>
        </text:list-item>
        <text:list-item>
          <text:p text:style-name="P38">github</text:p>
        </text:list-item>
        <text:list-item>
          <text:p text:style-name="P38">node.js</text:p>
        </text:list-item>
        <text:list-item>
          <text:p text:style-name="P38">module für node</text:p>
        </text:list-item>
        <text:list-item>
          <text:p text:style-name="P38">videobearbeitungsalgorithmen, <text:span text:style-name="T45">jsfeat, canny,schaar</text:span></text:p>
        </text:list-item>
        <text:list-item>
          <text:p text:style-name="P54">jquery ninja</text:p>
        </text:list-item>
        <text:list-item>
          <text:p text:style-name="P55">ar-drone</text:p>
        </text:list-item>
        <text:list-item>
          <text:p text:style-name="P55">dronestream</text:p>
        </text:list-item>
        <text:list-item>
          <text:p text:style-name="P55">ardron-autonomy</text:p>
        </text:list-item>
        <text:list-item>
          <text:p text:style-name="P55">EKF</text:p>
        </text:list-item>
        <text:list-item>
          <text:p text:style-name="P59">Gesetzesgelümps</text:p>
        </text:list-item>
        <text:list-item>
          <text:p text:style-name="P63"><text:a xlink:type="simple" xlink:href="http://www.stuttgarter-zeitung.de/inhalt.unbemannte-fluggeraete-gesetze-bremsen-den-milliardenmarkt-fuer-drohnen.4ce7ef60-3279-4434-94b0-9078fa207dca.html" text:style-name="Internet_20_link" text:visited-style-name="Visited_20_Internet_20_Link">http://www.stuttgarter-zeitung.de/inhalt.unbemannte-fluggeraete-gesetze-bremsen-den-milliardenmarkt-fuer-drohnen.4ce7ef60-3279-4434-94b0-9078fa207dca.html</text:a></text:p>
        </text:list-item>
        <text:list-item>
          <text:p text:style-name="P64">http://www.drohnen.de/vorschriften-genehigungen-fuer-die-nutzung-von-drohnen-und-multicopte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master-page-name="Standard">
      <style:paragraph-properties style:page-number="1"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1965in" fo:margin-right="0in" fo:line-height="150%" fo:text-indent="0in" style:auto-text-indent="false" style:page-number="auto" fo:background-color="transparent">
        <style:tab-stops>
          <style:tab-stop style:position="6.4965in"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officeooo:rsid="00305c96" officeooo:paragraph-rsid="00305c9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3M32S</meta:editing-duration>
    <meta:editing-cycles>38</meta:editing-cycles>
    <meta:generator>LibreOffice/4.3.3.2$Linux_X86_64 LibreOffice_project/430m0$Build-2</meta:generator>
    <dc:date>2016-01-14T03:19:12.039533395</dc:date>
    <meta:document-statistic meta:table-count="0" meta:image-count="0" meta:object-count="0" meta:page-count="9" meta:paragraph-count="131" meta:word-count="2358" meta:character-count="16640" meta:non-whitespace-character-count="14372"/>
    <meta:user-defined meta:name="Info 1"/>
    <meta:user-defined meta:name="Info 2"/>
    <meta:user-defined meta:name="Info 3"/>
    <meta:user-defined meta:name="Info 4"/>
  </office:meta>
</office:document-meta>
</file>